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Palatino Linotype" svg:font-family="'Palatino Linotype', serif"/>
    <style:font-face style:name="Verdana" svg:font-family="Verdana" style:font-family-generic="swiss"/>
    <style:font-face style:name="Times New Roman" svg:font-family="'Times New Roman'" style:font-family-generic="roman"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Verdana1"/>
    </style:style>
    <style:style style:name="P2" style:family="paragraph" style:parent-style-name="Standard">
      <style:text-properties style:font-name="Verdana1" fo:font-weight="bold" style:font-weight-asian="bold" style:font-weight-complex="bold"/>
    </style:style>
    <style:style style:name="P3" style:family="paragraph" style:parent-style-name="Standard">
      <style:text-properties style:font-name="Verdana1"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left="0cm" fo:margin-right="0cm" fo:text-indent="0cm" style:auto-text-indent="false"/>
      <style:text-properties style:font-name="Verdana1"/>
    </style:style>
    <style:style style:name="P5" style:family="paragraph" style:parent-style-name="Text_20_body">
      <style:paragraph-properties fo:margin-left="0cm" fo:margin-right="0cm" fo:margin-top="0cm" fo:margin-bottom="0.231cm" style:line-height-at-least="0.416cm" fo:widows="1" fo:text-indent="0cm" style:auto-text-indent="false"/>
      <style:text-properties fo:font-variant="normal" fo:text-transform="none" fo:color="#333333" style:font-name="Verdana1" fo:font-size="12pt" fo:letter-spacing="normal" fo:font-style="normal" fo:font-weight="normal"/>
    </style:style>
    <style:style style:name="P6" style:family="paragraph" style:parent-style-name="Text_20_body">
      <style:paragraph-properties fo:margin-left="0cm" fo:margin-right="0cm" fo:margin-top="0cm" fo:margin-bottom="0.231cm" style:line-height-at-least="0.416cm" fo:widows="1" fo:text-indent="0cm" style:auto-text-indent="false" fo:padding="0cm" fo:border="none"/>
      <style:text-properties fo:font-variant="normal" fo:text-transform="none" fo:color="#333333" style:font-name="Verdana1" fo:letter-spacing="normal" fo:font-style="normal" fo:font-weight="normal"/>
    </style:style>
    <style:style style:name="P7" style:family="paragraph" style:parent-style-name="Text_20_body" style:list-style-name="L1">
      <style:paragraph-properties fo:margin-left="0cm" fo:margin-right="0cm" fo:margin-top="0cm" fo:margin-bottom="0.231cm" style:line-height-at-least="0.416cm" fo:widows="1" fo:text-indent="0cm" style:auto-text-indent="false" fo:padding="0cm" fo:border="none"/>
      <style:text-properties fo:font-variant="normal" fo:text-transform="none" fo:color="#333333" style:font-name="Verdana1" fo:letter-spacing="normal" fo:font-style="normal" fo:font-weight="normal"/>
    </style:style>
    <style:style style:name="P8" style:family="paragraph" style:parent-style-name="Text_20_body">
      <style:paragraph-properties fo:margin-left="0.635cm" fo:margin-right="0cm" fo:margin-top="0cm" fo:margin-bottom="0.231cm" style:line-height-at-least="0.416cm" fo:widows="1" fo:text-indent="0cm" style:auto-text-indent="false"/>
      <style:text-properties fo:font-variant="normal" fo:text-transform="none" fo:color="#333333" style:font-name="Verdana1" fo:letter-spacing="normal"/>
    </style:style>
    <style:style style:name="P9" style:family="paragraph" style:parent-style-name="Text_20_body">
      <style:paragraph-properties fo:margin-left="0.635cm" fo:margin-right="0cm" fo:margin-top="0cm" fo:margin-bottom="0.231cm" style:line-height-at-least="0.416cm" fo:widows="1" fo:text-indent="0cm" style:auto-text-indent="false"/>
      <style:text-properties fo:font-variant="normal" fo:text-transform="none" fo:color="#333333" style:font-name="Verdana1" fo:font-size="9.14999961853027pt" fo:letter-spacing="normal" fo:font-style="normal" fo:font-weight="normal"/>
    </style:style>
    <style:style style:name="P10" style:family="paragraph" style:parent-style-name="Text_20_body">
      <style:paragraph-properties fo:margin-left="0.635cm" fo:margin-right="0cm" fo:margin-top="0cm" fo:margin-bottom="0cm" style:line-height-at-least="0.416cm" fo:widows="1" fo:text-indent="0cm" style:auto-text-indent="false"/>
      <style:text-properties fo:font-variant="normal" fo:text-transform="none" fo:color="#333333" style:font-name="Verdana1" fo:letter-spacing="normal"/>
    </style:style>
    <style:style style:name="P11" style:family="paragraph" style:parent-style-name="Text_20_body">
      <style:paragraph-properties fo:margin-top="0cm" fo:margin-bottom="0.231cm" style:line-height-at-least="0.416cm" fo:widows="1" fo:padding="0cm" fo:border="none"/>
      <style:text-properties fo:font-variant="normal" fo:text-transform="none" fo:color="#333333" style:font-name="Verdana1" fo:letter-spacing="normal" fo:font-style="normal" fo:font-weight="normal"/>
    </style:style>
    <style:style style:name="P12" style:family="paragraph" style:parent-style-name="Text_20_body" style:list-style-name="L1">
      <style:paragraph-properties fo:margin-top="0cm" fo:margin-bottom="0.231cm" style:line-height-at-least="0.416cm" fo:widows="1" fo:padding="0cm" fo:border="none"/>
      <style:text-properties fo:font-variant="normal" fo:text-transform="none" fo:color="#333333" style:font-name="Verdana1" fo:letter-spacing="normal" fo:font-style="normal" fo:font-weight="normal"/>
    </style:style>
    <style:style style:name="P13" style:family="paragraph">
      <style:paragraph-properties fo:text-align="center"/>
    </style:style>
    <style:style style:name="T1" style:family="text">
      <style:text-properties fo:font-size="12pt"/>
    </style:style>
    <style:style style:name="T2" style:family="text">
      <style:text-properties fo:font-size="12pt" fo:font-style="italic"/>
    </style:style>
    <style:style style:name="T3" style:family="text">
      <style:text-properties fo:font-size="12pt" fo:font-style="normal" fo:font-weight="normal"/>
    </style:style>
    <style:style style:name="T4" style:family="text">
      <style:text-properties fo:font-variant="normal" fo:text-transform="none" fo:color="#333333" fo:font-size="14pt" fo:letter-spacing="normal" fo:font-style="normal" fo:font-weight="bold"/>
    </style:style>
    <text:list-style style:name="L1">
      <text:list-level-style-bullet text:level="1" text:style-name="Bullet_20_Symbols" style:num-suffix="." text:bullet-char="•">
        <style:list-level-properties text:space-before="0.07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386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atient</text:p>
      <text:p text:style-name="P1"/>
      <text:p text:style-name="P2">Basic project requirements</text:p>
      <text:p text:style-name="P5">In a radiation therapy treatment center, patient appointments are typically scheduled in 15 minute slots, due to the nature of the equipment used in treatment.  When patients arrive early or late, the appointment list often gets shuffled to accommodate the patients who are ready for treatment. Although this scheduling model is intended to make the best use of the equipment required for treatment, it can lead to confusion amongst patients and medical providers. The ImPatient app is designed to help optimize the time of both patients and medical providers. In particular,the overall goals of the ImPatient app are to (1) maximize the utilization of the radiation treatment machines, while (2) not unduly delaying patients from being treated at (roughly) their scheduled times.  Thus, if a patient wants to take a short break the ImPatient app should try to reschedule another waiting patient (ideally in FIFO order, assuming this other patient has checked in), without making the original patient go to the end of the line - but instead reschedule them as soon as feasible to preserve as much "FIFOness" as possible.</text:p>
      <text:p text:style-name="P5"/>
      <text:p text:style-name="P5"/>
      <text:p text:style-name="P5"/>
      <text:p text:style-name="P8">●      <text:span text:style-name="T3">Apps must support multiple users via individual user accounts. At least one user facing operation must be available only to authenticated users.</text:span></text:p>
      <text:p text:style-name="P8">●      <text:span text:style-name="T3">App implementations must comprise at least one instance of at least two of the following four fundamental Android components: Activity, BroadcastReceiver, Service, and ContentProvider.</text:span></text:p>
      <text:p text:style-name="P8">●      <text:span text:style-name="T3">Apps must interact with at least one remotely-hosted Java Spring-based service over the network via HTTP.</text:span></text:p>
      <text:p text:style-name="P8">●      <text:span text:style-name="T3">At runtime apps must allow users to navigate between at least three different user interface screens. (e.g., a hypothetical email reader app might have multiple screens, such as (1) a ListView showing all emails, (2) a detail View showing a single email, (3) a compose view for creating new emails, and (4) a Settings view for providing information about the user's email account.)</text:span></text:p>
      <text:p text:style-name="P10">●      <text:span text:style-name="T3">Apps must use at least one advanced capability or API from the following list covered in the MoCCA Specialization: multimedia capture, multimedia playback, touch gestures, sensors, or animation. Experienced students are welcome to use other advanced capabilities not covered in the specialization, such as BlueTooth or Wifi-Direct networking, push notifications, or search. Moreover, projects that are specified by commercial organizations may require the use of additional organization-specific APIs or features not covered in the MoCCA Specialization. In these cases, relevant instructional material will be provided by the specifying organization.</text:span></text:p>
      <text:p text:style-name="P8">●      <text:span text:style-name="T3">Apps must support at least one operation that is performed off the UI Thread in one or more background Threads or a Thread pool.</text:span></text:p>
      <text:p text:style-name="P5">There may also be additional project-specific requirements (e.g., required use of a particular project-specific API or service).</text:p>
      <text:p text:style-name="P4"><text:line-break/></text:p>
      <text:p text:style-name="P4"><text:soft-page-break/><text:span text:style-name="T4">Basic Functional Description and App Requirements for ImPatient</text:span></text:p>
      <text:p text:style-name="P9"><text:span text:style-name="T1">1.     The </text:span><text:span text:style-name="T2">Patient</text:span><text:span text:style-name="T1"> is the primary user of the mobile app.  A </text:span><text:span text:style-name="T2">Patient</text:span><text:span text:style-name="T1"> is a unit of data that contains the core set of identifying information about a patient including (but not necessarily limited to) a first name, a last name, a date of birth, medical record number, and appointment time(s).</text:span></text:p>
      <text:p text:style-name="P9"><text:span text:style-name="T1"/></text:p>
      <text:p text:style-name="P9"><text:span text:style-name="T1">2.     The </text:span><text:span text:style-name="T2">Patient</text:span><text:span text:style-name="T1"> will use the app to </text:span><text:span text:style-name="T2">Check In</text:span><text:span text:style-name="T1"> when they arrive at the waiting room for the department. The </text:span><text:span text:style-name="T2">Check-In</text:span><text:span text:style-name="T1"> process will verify patient identity and appointment time and add the </text:span><text:span text:style-name="T2">Patient </text:span><text:span text:style-name="T1">to the </text:span><text:span text:style-name="T2">Queue</text:span><text:span text:style-name="T1">.</text:span></text:p>
      <text:p text:style-name="P9"><text:span text:style-name="T1"/></text:p>
      <text:p text:style-name="P9"><text:span text:style-name="T1">3.     The </text:span><text:span text:style-name="T2">Queue</text:span><text:span text:style-name="T1"> is a list of patients waiting to be seen. The app will update the </text:span><text:span text:style-name="T2">Queue</text:span><text:span text:style-name="T1"> in first-in first-out (FIFO) order of arrival and message each </text:span><text:span text:style-name="T2">Patient</text:span><text:span text:style-name="T1"> their expected waiting time based on their position in the </text:span><text:span text:style-name="T2">Queue</text:span><text:span text:style-name="T1">.</text:span></text:p>
      <text:p text:style-name="P9"><text:span text:style-name="T1"/></text:p>
      <text:p text:style-name="P9"><text:span text:style-name="T1">4.     If the </text:span><text:span text:style-name="T2">Patient</text:span><text:span text:style-name="T1"> needs additional time (to go to the bathroom, to get changed, etc.) they can delay their appointment time in 5 minute increments. The </text:span><text:span text:style-name="T2">Queue</text:span><text:span text:style-name="T1"> is adjusted accordingly.</text:span></text:p>
      <text:p text:style-name="P9"><text:span text:style-name="T1"/></text:p>
      <text:p text:style-name="P9"><text:span text:style-name="T1">5.     When a </text:span><text:span text:style-name="T2">Patient</text:span><text:span text:style-name="T1"> approaches the treatment area their identity is again verified. After 15 minutes, their treatment is finished, and they are removed from the queue.</text:span></text:p>
      <text:p text:style-name="P9"><text:span text:style-name="T1"/></text:p>
      <text:p text:style-name="P9"><text:span text:style-name="T1">6.     An </text:span><text:span text:style-name="T2">Admin</text:span><text:span text:style-name="T1"> is a user type of the app that includes receptionists, doctors, nurses, etc. The </text:span><text:span text:style-name="T2">Admin</text:span><text:span text:style-name="T1"> should be able to view the waiting room</text:span><text:span text:style-name="T2">Queue</text:span><text:span text:style-name="T1">, mark a </text:span><text:span text:style-name="T2">Patient</text:span><text:span text:style-name="T1"> as waiting, being seen, or seen (removed from queue), and adjust </text:span><text:span text:style-name="T2">Patient</text:span><text:span text:style-name="T1"> wait times manually.</text:span></text:p>
      <text:p text:style-name="P4"/>
      <text:p text:style-name="P4"><text:span text:style-name="T4">User Interfaces</text:span></text:p>
      <text:p text:style-name="P4"><text:span text:style-name="T4"/></text:p>
      <text:p text:style-name="P4">The application consisis of an Admin an a Client Application. Combining the two would be possible but <text:s/>both sides had to be separated anyway. For patients it would be very clear to download an app that was intended for them solely. Facing instructions or login screens that were intended for admins would shed doubt on the security and reliability of the app. In addition, in the rare case a patient would obtain an admin username and password, he would not be able to draw advantage from that.</text:p>
      <text:p text:style-name="P4"/>
      <text:p text:style-name="P4"/>
      <text:p text:style-name="P4"/>
      <text:p text:style-name="P4"/>
      <text:p text:style-name="P4"><text:s text:c="88"/></text:p>
      <text:p text:style-name="P4"><draw:rect text:anchor-type="paragraph" draw:z-index="0" draw:style-name="gr1" draw:text-style-name="P13" svg:width="3.215cm" svg:height="5.679cm" svg:x="0.138cm" svg:y="-0.39cm" draw:corner-radius="0.801cm"><text:p/></draw:rect><draw:rect text:anchor-type="paragraph" draw:z-index="2" draw:style-name="gr1" draw:text-style-name="P13" svg:width="3.215cm" svg:height="5.679cm" svg:x="14.342cm" svg:y="-0.554cm" draw:corner-radius="0.801cm"><text:p/></draw:rect><text:soft-page-break/></text:p>
      <text:p text:style-name="P4"><draw:ellipse text:anchor-type="paragraph" draw:z-index="5" draw:style-name="gr1" draw:text-style-name="P13" svg:width="4.772cm" svg:height="2.368cm" svg:x="6.325cm" svg:y="0.056cm"><text:p/></draw:ellipse></text:p>
      <text:p text:style-name="P4"><draw:frame text:anchor-type="paragraph" draw:z-index="6" draw:style-name="gr4" svg:width="4.485cm" svg:height="0.906cm" svg:x="7.019cm" svg:y="0.215cm"><draw:text-box><text:p>service backend</text:p></draw:text-box></draw:frame><draw:line text:anchor-type="paragraph" draw:z-index="4" draw:style-name="gr1" draw:text-style-name="P13" svg:x1="3.284cm" svg:y1="0.501cm" svg:x2="14.31cm" svg:y2="0.501cm"><text:p/></draw:line><draw:frame text:anchor-type="paragraph" draw:z-index="1" draw:style-name="gr2" svg:width="2.848cm" svg:height="1.548cm" svg:x="0.437cm" svg:y="-0.134cm"><draw:text-box><text:p>patient</text:p><text:p>application</text:p><text:p/></draw:text-box></draw:frame><draw:frame text:anchor-type="paragraph" draw:z-index="3" draw:style-name="gr3" svg:width="2.599cm" svg:height="1.548cm" svg:x="14.639cm" svg:y="-0.173cm"><draw:text-box><text:p>admin</text:p><text:p>application</text:p><text:p/></draw:text-box></draw:frame></text:p>
      <text:p text:style-name="P4"/>
      <text:p text:style-name="P4"><text:line-break/><text:line-break/></text:p>
      <text:p text:style-name="P4"><text:span text:style-name="T4"/></text:p>
      <text:p text:style-name="P4"><text:span text:style-name="T4"/></text:p>
      <text:p text:style-name="P4"><text:span text:style-name="T4"/></text:p>
      <text:p text:style-name="P4"><text:span text:style-name="T4">Patient Application Screens</text:span></text:p>
      <text:p text:style-name="P4"><text:span text:style-name="T4">See accompanying mockups.</text:span></text:p>
      <text:p text:style-name="P4"/>
      <text:p text:style-name="P4"><text:span text:style-name="T4"/></text:p>
      <text:p text:style-name="P4"><text:span text:style-name="T4"/></text:p>
      <text:p text:style-name="P4"><text:span text:style-name="T4"/></text:p>
      <text:p text:style-name="P4"><text:span text:style-name="T4"/></text:p>
      <text:p text:style-name="P4"><text:span text:style-name="T4"><text:s text:c="17"/></text:span></text:p>
      <text:p text:style-name="P4"><text:span text:style-name="T4">Implementation Considerations</text:span></text:p>
      <text:list xml:id="list399398005867681604" text:style-name="L1">
        <text:list-item>
          <text:p text:style-name="P7"><text:span text:style-name="T1">How will a </text:span><text:span text:style-name="T2">Patient</text:span> <text:span text:style-name="T1">enter identifying information upon </text:span><text:span text:style-name="T2">Check In</text:span><text:span text:style-name="T1">?</text:span><text:bookmark text:name="h.gjdgxs"/> <text:span text:style-name="T1">In particular, what will the user interface look like for a </text:span><text:span text:style-name="T2">Patient</text:span> <text:span text:style-name="T1">so that it is quick and simple to use?</text:span></text:p>
          <text:list>
            <text:list-item>
              <text:p text:style-name="P7"><text:span text:style-name="T1">After first opening the patient is asked for its hospitalpatientid and a unique code the patient received after registering in the hospital. By asking the unique code we make sure that no one who might have access to her hospitalpatientid can access the app in her place. It is assumed that the combination of the two warrants a user that is authentic. After that we don't ask credentials any more. Subsequent starts will immediately go to a check in screen and connect with the server. </text:span></text:p>
            </text:list-item>
            <text:list-item>
              <text:p text:style-name="P7"><text:span text:style-name="T1">The user interface will contain of a single screen with three buttons : check in, delay, and check out. The appointment time and date is displayed<text:tab/></text:span></text:p>
            </text:list-item>
          </text:list>
          <text:p text:style-name="P7"><text:span text:style-name="T1"/></text:p>
        </text:list-item>
      </text:list>
      <text:p text:style-name="P6"><text:span text:style-name="T1"/></text:p>
      <text:list xml:id="list1895257612" text:continue-numbering="true" text:style-name="L1">
        <text:list-item>
          <text:p text:style-name="P12"><text:span text:style-name="T1">How will </text:span><text:span text:style-name="T2">Check-In</text:span> <text:span text:style-name="T1">data be transferred from a </text:span><text:span text:style-name="T2">Patient</text:span><text:span text:style-name="T1">'s device to the </text:span><text:span text:style-name="T2">Admin</text:span><text:span text:style-name="T1">? Will this be done via the app or not?</text:span></text:p>
          <text:p text:style-name="P12"><text:span text:style-name="T1">When a patient checks in there will firstly be made a call to the server that checks whether an appointment exists at this day for this particular patient. </text:span></text:p>
          <text:list>
            <text:list-item>
              <text:p text:style-name="P12"><text:soft-page-break/><text:span text:style-name="T1">If not we will ask for confirmation. If the patient insists the patient will give in the presumed appointment time after which he will be added to the waiting queue at the appropriate place, even when there was no appointment. The user will be informed to contact to staff after arrival. The server transmits the list to the admin.</text:span></text:p>
            </text:list-item>
            <text:list-item>
              <text:p text:style-name="P12"><text:span text:style-name="T1">When there is a regular appointment the patient is added to the list, and all the open admin apps are notified that this particalar patient is ready for treatment.</text:span></text:p>
            </text:list-item>
          </text:list>
        </text:list-item>
      </text:list>
      <text:p text:style-name="P11"><text:span text:style-name="T1"><text:tab/></text:span></text:p>
      <text:list xml:id="list242546039" text:continue-numbering="true" text:style-name="L1">
        <text:list-item>
          <text:p text:style-name="P12"><text:span text:style-name="T1">How will a </text:span><text:span text:style-name="T2">Patient's</text:span> <text:span text:style-name="T1">data be securely transferred to the server?</text:span></text:p>
        </text:list-item>
      </text:list>
      <text:p text:style-name="P11"><text:span text:style-name="T1">This will be done via a secure HTTPS connection with OAuth2 authentication.</text:span></text:p>
      <text:p text:style-name="P11"><text:span text:style-name="T1"/></text:p>
      <text:list xml:id="list820112573" text:continue-numbering="true" text:style-name="L1">
        <text:list-item>
          <text:p text:style-name="P12"><text:span text:style-name="T1">How will you ensure that </text:span><text:span text:style-name="T2">Patient</text:span> <text:span text:style-name="T1">data is secure and shared only with the </text:span><text:span text:style-name="T2">Admins</text:span><text:span text:style-name="T1">?</text:span></text:p>
        </text:list-item>
      </text:list>
      <text:p text:style-name="P11"><text:span text:style-name="T1">There will be two different apps, one for admins and one for patients. Patient apps are not able to see lists with other patient information. They can checkin and delay, and be notified by the server when it is their turn. </text:span></text:p>
      <text:p text:style-name="P11"><text:span text:style-name="T1"/></text:p>
      <text:list xml:id="list1354765071" text:continue-numbering="true" text:style-name="L1">
        <text:list-item>
          <text:p text:style-name="P12"><text:span text:style-name="T1">How will an </text:span><text:span text:style-name="T2">Admin</text:span> <text:span text:style-name="T1">be notified that a </text:span><text:span text:style-name="T2">Patient</text:span> <text:span text:style-name="T1">has performed a </text:span><text:span text:style-name="T2">Check-In</text:span><text:span text:style-name="T1">? In particular, what will the user interface look like for an </text:span><text:span text:style-name="T2">Admin</text:span> <text:span text:style-name="T1">so that it is quick and easy to use and update?</text:span></text:p>
        </text:list-item>
      </text:list>
      <text:p text:style-name="P11"><text:span text:style-name="T1">The main Admin user interface looks like a list view. This view contains basic information like,name, appointment time, and checked-in status. The list is regularly refreshed by a poll request to the server.</text:span></text:p>
      <text:p text:style-name="P11"><text:span text:style-name="T1">This View can be modified directly. A separate View can be clicked in three ways : </text:span></text:p>
      <text:list xml:id="list40236262" text:continue-numbering="true" text:style-name="L1">
        <text:list-item>
          <text:list>
            <text:list-item>
              <text:p text:style-name="P12">The name of the patient can be clicked; buttons in the action bar will be active to move a patient up or down through the list, to notifiy them for treatment, or to remove them from the list.</text:p>
            </text:list-item>
            <text:list-item>
              <text:p text:style-name="P12">A button can be clicked that shows the patients status in clearly distinguishable colors: Checked in, Unavailable, Under Treatment, Currently Unavailable.</text:p>
            </text:list-item>
            <text:list-item>
              <text:p text:style-name="P12">A long click on the patients name gives options for New Appointment, Edit Credentials, Treatment History</text:p>
            </text:list-item>
          </text:list>
        </text:list-item>
      </text:list>
      <text:p text:style-name="P11"><text:span text:style-name="T1"/></text:p>
      <text:p text:style-name="P11"><text:span text:style-name="T1"/></text:p>
      <text:list xml:id="list66303735" text:continue-numbering="true" text:style-name="L1">
        <text:list-item>
          <text:p text:style-name="P12"><text:span text:style-name="T1">How, when, and how often will the user enter their user account information? For example, will the user enter this information each time they run the app? Will they specify the information as part of a preference screen?</text:span></text:p>
        </text:list-item>
      </text:list>
      <text:p text:style-name="P11"><text:span text:style-name="T1">Admins have to login for each session. Since there is information that is privacy sensitive they will be prompted again after the app is resumed. The admin names will be available in a drop down menu but the password has to be provided.</text:span></text:p>
      <text:p text:style-name="P11"><text:span text:style-name="T1"/></text:p>
      <text:list xml:id="list95658458" text:continue-numbering="true" text:style-name="L1">
        <text:list-item>
          <text:p text:style-name="P12"><text:span text:style-name="T1">What user preferences can the user set? How will the app be informed of </text:span><text:soft-page-break/><text:span text:style-name="T1">changes to these user preferences?</text:span></text:p>
          <text:p text:style-name="P12"><text:span text:style-name="T1">An admin can change the following settings. </text:span></text:p>
          <text:list>
            <text:list-item>
              <text:p text:style-name="P12"><text:span text:style-name="T1">the amount of treatment machines that are available. We assume a default of 1 but with more machines the queue velocity increases accordingly. Since patients need to be informed of their estimated waiting time</text:span></text:p>
            </text:list-item>
            <text:list-item>
              <text:p text:style-name="P12">the average treatment time. The waiting time can be calculated as people before you * treatment time /amount of machines + + shortest remaining time current treatment ; the formula changes, depending on the position in the list.</text:p>
            </text:list-item>
            <text:list-item>
              <text:p text:style-name="P12">lunch or tea breaks</text:p>
            </text:list-item>
          </text:list>
          <text:p text:style-name="P12"><text:span text:style-name="T1"/></text:p>
        </text:list-item>
        <text:list-item>
          <text:p text:style-name="P12"><text:span text:style-name="T1">How will the app handle concurrency issues, such as how will periodic updates occur - via server push or app pull? How will queries and results be efficiently processed? Will the data be pulled from the server in multiple requests or all at one time?</text:span></text:p>
        </text:list-item>
      </text:list>
      <text:p text:style-name="P11"><text:span text:style-name="T1">Each app will have multiple services running to make https requests:</text:span></text:p>
      <text:list xml:id="list1686732756" text:continue-numbering="true" text:style-name="L1">
        <text:list-item>
          <text:list>
            <text:list-item>
              <text:p text:style-name="P12"><text:span text:style-name="T1">An admin app will poll the server every 10 seconds to retrieve a listview that contains the latest update of the list. For example, when a patient has checked in, this change is added to the list and visible for the admin after a refresh. This service launches a a background thread that does this work. The response of the service will be handled by a BroadcastReceiver.</text:span></text:p>
            </text:list-item>
            <text:list-item>
              <text:p text:style-name="P12"><text:span text:style-name="T1">An admin app will use an Intent Service for the following actions : </text:span></text:p>
              <text:list>
                <text:list-item>
                  <text:p text:style-name="P12"><text:span text:style-name="T1">Modifying the WaitingQueue.</text:span></text:p>
                </text:list-item>
                <text:list-item>
                  <text:p text:style-name="P12"><text:span text:style-name="T1">Changing the treatment times, amount of machines or inserting a lunch break.</text:span></text:p>
                </text:list-item>
                <text:list-item>
                  <text:p text:style-name="P12"><text:span text:style-name="T1">Inserting a new appointment.</text:span></text:p>
                </text:list-item>
                <text:list-item>
                  <text:p text:style-name="P12"><text:span text:style-name="T1">Inserting a new patient.</text:span></text:p>
                </text:list-item>
              </text:list>
            </text:list-item>
            <text:list-item>
              <text:p text:style-name="P12"><text:span text:style-name="T1">A patient app will poll the server every 10 seconds to retrieve the estimated waiting time and to check for a possible notification. This polling works in a continually running background thread and reports via a BroadcastReceiver.</text:span></text:p>
            </text:list-item>
            <text:list-item>
              <text:p text:style-name="P12"><text:span text:style-name="T1">A patient app will use an Intent Service to check in, to delay, or to check out.</text:span></text:p>
            </text:list-item>
          </text:list>
          <text:p text:style-name="P12"><text:span text:style-name="T1"/></text:p>
        </text:list-item>
      </text:list>
      <text:p text:style-name="P11"><text:span text:style-name="T1"/></text:p>
      <text:list xml:id="list258603151" text:continue-numbering="true" text:style-name="L1">
        <text:list-item>
          <text:p text:style-name="P12"><text:span text:style-name="T1">How will the app use at least one advanced capability or API listed above? For example, will you create an animation to explain the app? Will you allow </text:span><text:span text:style-name="T2">Patients</text:span> <text:span text:style-name="T1">to take/share pictures of themselves so that an </text:span><text:span text:style-name="T2">Admin</text:span> <text:span text:style-name="T1">will know who they are and what they look like?</text:span></text:p>
          <text:list>
            <text:list-item>
              <text:p text:style-name="P12"><text:span text:style-name="T1">The patient will receive an instruction booklet that works as an </text:span><text:soft-page-break/><text:span text:style-name="T1">animated viewpager which will be shown after first login and later on as an action bar option.</text:span></text:p>
            </text:list-item>
          </text:list>
        </text:list-item>
        <text:list-item>
          <text:p text:style-name="P12"><text:span text:style-name="T1">Does your app really require two or more fundamental Android components? If so, which ones? For example, this app might benefit from using a ContentProvider or from using a background Service that synchronizes local and remote data, only when the device is connected to a WiFi network.</text:span></text:p>
          <text:list>
            <text:list-item>
              <text:p text:style-name="P12"><text:span text:style-name="T1">Both apps depend on services to function properly. Local data storage will be done sparingly, except for Patient Credentials and notification preferences. Therefore a content provider will not be used. The apps cannot rely on wifi connectivity to function properly.</text:span></text:p>
            </text:list-item>
            <text:list-item>
              <text:p text:style-name="P12"><text:span text:style-name="T1">Both apps will be triggered by broadcastreceivers to update their results in the app.</text:span></text:p>
            </text:list-item>
          </text:list>
        </text:list-item>
      </text:list>
      <text:p text:style-name="P11"><text:span text:style-name="T1"/></text:p>
      <text:p text:style-name="P11"><text:span text:style-name="T1"/></text:p>
      <text:p text:style-name="P11"><text:span text:style-name="T1">Patient App, basic app layout</text:span></text:p>
      <text:p text:style-name="P11"><text:span text:style-name="T1"/></text:p>
      <text:p text:style-name="P11"><text:span text:style-name="T1">The app is divided into a userinterface part and a service part. The service consists of two intent services that process login requests and status changes. A third service runs a thread that polls for updates every ten seconds.</text:span></text:p>
      <text:p text:style-name="P11"><text:span text:style-name="T1"/></text:p>
      <text:p text:style-name="P11"><text:span text:style-name="T1"/></text:p>
      <text:p text:style-name="P11"><text:span text:style-name="T1"/></text:p>
      <text:p text:style-name="P11"><draw:rect text:anchor-type="paragraph" draw:z-index="8" draw:style-name="gr6" draw:text-style-name="P13" svg:width="3.29cm" svg:height="0.906cm" svg:x="6.731cm" svg:y="-0.064cm"><text:p text:style-name="P13">Login Service</text:p></draw:rect><draw:line text:anchor-type="paragraph" draw:z-index="16" draw:style-name="gr7" draw:text-style-name="P13" svg:x1="5.392cm" svg:y1="0.407cm" svg:x2="5.392cm" svg:y2="5.205cm"><text:p/></draw:line><draw:line text:anchor-type="paragraph" draw:z-index="13" draw:style-name="gr7" draw:text-style-name="P13" svg:x1="5.392cm" svg:y1="0.407cm" svg:x2="6.674cm" svg:y2="0.407cm"><text:p/></draw:line><text:span text:style-name="T1"/></text:p>
      <text:p text:style-name="P11"><text:span text:style-name="T1"/></text:p>
      <text:p text:style-name="P11"><draw:rect text:anchor-type="paragraph" draw:z-index="7" draw:style-name="gr5" draw:text-style-name="P13" svg:width="3.597cm" svg:height="2.964cm" svg:x="-0.023cm" svg:y="-0.198cm"><text:p text:style-name="P13">User Interface</text:p></draw:rect><text:span text:style-name="T1"/></text:p>
      <text:p text:style-name="P11"><draw:rect text:anchor-type="paragraph" draw:z-index="9" draw:style-name="gr6" draw:text-style-name="P13" svg:width="3.292cm" svg:height="1.02cm" svg:x="6.749cm" svg:y="0.065cm"><text:p text:style-name="P13">Status Service</text:p></draw:rect><draw:rect text:anchor-type="paragraph" draw:z-index="11" draw:style-name="gr6" draw:text-style-name="P13" svg:width="4.156cm" svg:height="1.214cm" svg:x="13.33cm" svg:y="0.048cm"><text:p text:style-name="P13">Rest Endpoint</text:p></draw:rect><text:span text:style-name="T1"/></text:p>
      <text:p text:style-name="P11"><draw:line text:anchor-type="paragraph" draw:z-index="15" draw:style-name="gr7" draw:text-style-name="P13" svg:x1="5.392cm" svg:y1="-0.155cm" svg:x2="6.674cm" svg:y2="-0.155cm"><text:p/></draw:line><draw:line text:anchor-type="paragraph" draw:z-index="17" draw:style-name="gr8" draw:text-style-name="P13" svg:x1="5.393cm" svg:y1="-0.155cm" svg:x2="3.574cm" svg:y2="-0.155cm"><text:p/></draw:line><draw:line text:anchor-type="paragraph" draw:z-index="18" draw:style-name="gr8" draw:text-style-name="P13" svg:x1="13.33cm" svg:y1="0.093cm" svg:x2="10.04cm" svg:y2="0.093cm"><text:p/></draw:line><text:span text:style-name="T1"/></text:p>
      <text:p text:style-name="P11"><text:span text:style-name="T1"/></text:p>
      <text:p text:style-name="P4"><draw:rect text:anchor-type="paragraph" draw:z-index="10" draw:style-name="gr6" draw:text-style-name="P13" svg:width="3.234cm" svg:height="1.02cm" svg:x="6.692cm" svg:y="0.159cm"><text:p text:style-name="P13">Polling Service</text:p></draw:rect></text:p>
      <text:p text:style-name="P4"><draw:line text:anchor-type="paragraph" draw:z-index="14" draw:style-name="gr7" draw:text-style-name="P13" svg:x1="5.41cm" svg:y1="0.002cm" svg:x2="6.692cm" svg:y2="0.002cm"><text:p/></draw:line></text:p>
      <text:p text:style-name="P4"/>
      <text:p text:style-name="P4"><draw:ellipse text:anchor-type="paragraph" draw:z-index="12" draw:style-name="gr6" draw:text-style-name="P13" svg:width="5.85cm" svg:height="1.482cm" svg:x="5.288cm" svg:y="0.633cm"><text:p text:style-name="P13">Feedback from server</text:p></draw:ellipse></text:p>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OpenSymbol" svg:font-family="OpenSymbol"/>
    <style:font-face style:name="Palatino Linotype" svg:font-family="'Palatino Linotype', serif"/>
    <style:font-face style:name="Verdana" svg:font-family="Verdana" style:font-family-generic="swiss"/>
    <style:font-face style:name="Times New Roman" svg:font-family="'Times New Roman'" style:font-family-generic="roman"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nl" fo:country="N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 Reinders</meta:initial-creator>
    <meta:creation-date>2015-09-25T12:19:13</meta:creation-date>
    <dc:date>2015-10-07T16:12:25</dc:date>
    <dc:creator>Ap Reinders</dc:creator>
    <meta:editing-duration>P12DT3H53M14S</meta:editing-duration>
    <meta:editing-cycles>5</meta:editing-cycles>
    <meta:generator>OpenOffice/4.0.1$Unix OpenOffice.org_project/401m5$Build-9714</meta:generator>
    <meta:document-statistic meta:table-count="0" meta:image-count="0" meta:object-count="0" meta:page-count="6" meta:paragraph-count="69" meta:word-count="1950" meta:character-count="11581"/>
  </office:meta>
</office:document-meta>
</file>